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7420" officeooo:paragraph-rsid="001f7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رسالة 1</text:p>
      <text:p text:style-name="P1"><text:s/>في نقد الحركة الدعوية الدفاعية</text:p>
      <text:p text:style-name="P1"/>
      <text:p text:style-name="P1">رسالة 2</text:p>
      <text:p text:style-name="P1">كيف صاغت البروباغاندا المجتمع السوري</text:p>
      <text:p text:style-name="P1"/>
      <text:p text:style-name="P1">رسالة 3</text:p>
      <text:p text:style-name="P1">في علامات كشف الدعاية الكاذبة</text:p>
      <text:p text:style-name="P1"/>
      <text:p text:style-name="P1">رسالة 4</text:p>
      <text:p text:style-name="P1">في المناعة المجتمعية ضد الدعاية الكاذبة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DejaVu Sans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DejaVu Sans" style:font-size-complex="12pt" style:language-complex="ar" style:country-complex="SY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03:05:48.316149106</meta:creation-date>
    <dc:date>2020-08-20T03:10:04.521689301</dc:date>
    <meta:editing-duration>PT4M19S</meta:editing-duration>
    <meta:editing-cycles>1</meta:editing-cycles>
    <meta:document-statistic meta:table-count="0" meta:image-count="0" meta:object-count="0" meta:page-count="1" meta:paragraph-count="8" meta:word-count="29" meta:character-count="163" meta:non-whitespace-character-count="141"/>
    <meta:generator>LibreOffice/5.3.6.1$Linux_X86_64 LibreOffice_project/30$Build-1</meta:generator>
  </office:meta>
</office:document-meta>
</file>